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283.66pt" svg:y="1044.45pt">
            <loext:p draw:notify-on-update-of-ranges="toFromList.B61:toFromList.B61 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2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89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35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77</text:p>
          </table:table-cell>
          <table:table-cell table:style-name="ce2"/>
          <table:table-cell table:number-columns-repeated="3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41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3775</text:p>
          </table:table-cell>
        </table:table-row>
      </table:table>
      <table:table table:name="Quicksort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1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23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584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56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09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851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476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36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8571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44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153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697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05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03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21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6774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38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878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11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1:'Fold Test'.C1 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08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47:09.618228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5-11T16:33:47.899044906</dc:date>
    <dc:creator>jennifer </dc:creator>
    <meta:editing-duration>PT8H50M29S</meta:editing-duration>
    <meta:editing-cycles>8</meta:editing-cycles>
    <meta:generator>LibreOffice/5.2.2.2$Linux_X86_64 LibreOffice_project/8f96e87c890bf8fa77463cd4b640a2312823f3ad</meta:generator>
    <meta:document-statistic meta:table-count="4" meta:cell-count="10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1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